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Liberation Mono', 'Courier New', monospace"/>
    <style:font-face style:name="Palatino" svg:font-family="Palatino, 'Palatino Linotype', 'Palatino LT STD', 'Book Antiqua', Georgia, serif"/>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d8a59" officeooo:paragraph-rsid="001d8a59"/>
    </style:style>
    <style:style style:name="P2" style:family="paragraph" style:parent-style-name="Standard" style:list-style-name="L1" style:master-page-name="">
      <loext:graphic-properties draw:fill="none"/>
      <style:paragraph-properties fo:margin-left="0.1252in" fo:margin-right="0in" fo:text-align="justify" style:justify-single-word="false" fo:text-indent="0in" style:auto-text-indent="false" style:page-number="auto" fo:background-color="transparent"/>
      <style:text-properties officeooo:rsid="001d8a59" officeooo:paragraph-rsid="001d8a59"/>
    </style:style>
    <style:style style:name="P3" style:family="paragraph" style:parent-style-name="Standard" style:list-style-name="L1">
      <loext:graphic-properties draw:fill="none"/>
      <style:paragraph-properties fo:margin-left="0.1252in" fo:margin-right="0in" fo:text-align="justify" style:justify-single-word="false" fo:text-indent="0in" style:auto-text-indent="false" fo:background-color="transparent"/>
      <style:text-properties officeooo:rsid="001e6b20" officeooo:paragraph-rsid="001e6b20"/>
    </style:style>
    <style:style style:name="P4" style:family="paragraph" style:parent-style-name="Standard" style:list-style-name="L1">
      <loext:graphic-properties draw:fill="none"/>
      <style:paragraph-properties fo:margin-left="0.1252in" fo:margin-right="0in" fo:text-align="justify" style:justify-single-word="false" fo:text-indent="0in" style:auto-text-indent="false" fo:background-color="transparent"/>
      <style:text-properties officeooo:paragraph-rsid="001e6b20"/>
    </style:style>
    <style:style style:name="P5" style:family="paragraph" style:parent-style-name="Standard">
      <loext:graphic-properties draw:fill="none"/>
      <style:paragraph-properties fo:margin-left="0.1252in" fo:margin-right="0in" fo:text-align="justify" style:justify-single-word="false" fo:text-indent="0in" style:auto-text-indent="false" fo:background-color="transparent"/>
      <style:text-properties officeooo:paragraph-rsid="001e6b20"/>
    </style:style>
    <style:style style:name="P6" style:family="paragraph" style:parent-style-name="Standard" style:list-style-name="L2" style:master-page-name="">
      <loext:graphic-properties draw:fill="none"/>
      <style:paragraph-properties fo:margin-left="0.3752in" fo:margin-right="0in" fo:text-align="justify" style:justify-single-word="false" fo:text-indent="0in" style:auto-text-indent="false" style:page-number="auto" fo:background-color="transparent"/>
      <style:text-properties officeooo:paragraph-rsid="001e6b20"/>
    </style:style>
    <style:style style:name="P7" style:family="paragraph" style:parent-style-name="Standard" style:list-style-name="L2">
      <loext:graphic-properties draw:fill="none"/>
      <style:paragraph-properties fo:margin-left="0in" fo:margin-right="0in" fo:text-align="justify" style:justify-single-word="false" fo:text-indent="0in" style:auto-text-indent="false" fo:background-color="transparent"/>
      <style:text-properties officeooo:paragraph-rsid="001e6b20"/>
    </style:style>
    <style:style style:name="T1" style:family="text">
      <style:text-properties fo:font-variant="normal" fo:text-transform="none" fo:color="#292b2c" style:font-name="monospace" fo:font-size="10.5pt" fo:letter-spacing="normal" fo:font-style="normal" fo:font-weight="normal" fo:background-color="transparent" loext:char-shading-value="0" loext:padding="0in" loext:border="none"/>
    </style:style>
    <style:style style:name="T2" style:family="text">
      <style:text-properties officeooo:rsid="0023d0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Flask</text:p>
      <text:p text:style-name="P1">1. What is flask ?</text:p>
      <text:list xml:id="list1693852727" text:style-name="L1">
        <text:list-header>
          <text:p text:style-name="P2">- Flask is a web framework that offers tools, libraries, and technologies suitable for building a web application.</text:p>
          <text:p text:style-name="P3">- Flask is a popular Python web framework, meaning it is a third-party Python library used for developing web applications.</text:p>
          <text:p text:style-name="P3">- <text:span text:style-name="T2">T</text:span>he flask is categorized as a micro or lightweight framework. Usually, a micro-framework is a framework with minimal or no dependencies on external libraries.</text:p>
          <text:p text:style-name="P3"/>
          <text:p text:style-name="P4">-Flask is based on Werkzeug a WSGI utility library and Jinja2 which is its template engine. You can use this web application framework to compile modules and libraries which will also help the developer to write web applications without writing low-level code like thread management and protocols.</text:p>
          <text:p text:style-name="P4"/>
          <text:p text:style-name="P4">-A framework is a code storage that should help developers achieve the required result by making work easier, scalable, efficient and maintainable web applications by providing reusable code or extensions for common operations.</text:p>
        </text:list-header>
      </text:list>
      <text:p text:style-name="P5"/>
      <text:p text:style-name="P5">Work </text:p>
      <text:p text:style-name="P5">-First create a web app with flask and connect it to HTML. Anytime any user sends information on the net or goes to the search bar, the HTML connects the user. The flask framework looks for HTML files (templates) in a folder called Templates. Before sending the template over, Python code is executed which injects variables, code etc.</text:p>
      <text:p text:style-name="P5"><text:s/>install <text:span text:style-name="T2">flask : </text:span><text:span text:style-name="Source_20_Text"><text:span text:style-name="T1">pip install flask</text:span></text:span></text:p>
      <text:p text:style-name="P5"/>
      <text:list xml:id="list3723385067" text:style-name="L2">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Liberation Mono', 'Courier New', monospace"/>
    <style:font-face style:name="Palatino" svg:font-family="Palatino, 'Palatino Linotype', 'Palatino LT STD', 'Book Antiqua', Georgia, serif"/>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4:08:48.036543103</meta:creation-date>
    <meta:editing-duration>PT1H37M21S</meta:editing-duration>
    <meta:editing-cycles>2</meta:editing-cycles>
    <meta:generator>LibreOffice/6.0.7.3$Linux_X86_64 LibreOffice_project/00m0$Build-3</meta:generator>
    <dc:date>2020-03-11T16:17:15.216462990</dc:date>
    <meta:document-statistic meta:table-count="0" meta:image-count="0" meta:object-count="0" meta:page-count="1" meta:paragraph-count="13" meta:word-count="223" meta:character-count="1329" meta:non-whitespace-character-count="1122"/>
  </office:meta>
</office:document-meta>
</file>